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8229in" fo:margin-left="-0.4125in" table:align="left"/>
    </style:style>
    <style:style style:name="Table2.A" style:family="table-column">
      <style:table-column-properties style:column-width="3.3854in"/>
    </style:style>
    <style:style style:name="Table2.B" style:family="table-column">
      <style:table-column-properties style:column-width="4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396in" fo:margin-left="-0.4229in" table:align="left"/>
    </style:style>
    <style:style style:name="Table3.A" style:family="table-column">
      <style:table-column-properties style:column-width="3.4167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542in" fo:margin-left="-0.4229in" table:align="left"/>
    </style:style>
    <style:style style:name="Table4.A" style:family="table-column">
      <style:table-column-properties style:column-width="3.4063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7.3542in" fo:margin-left="-0.4229in" table:align="left"/>
    </style:style>
    <style:style style:name="Table20.A" style:family="table-column">
      <style:table-column-properties style:column-width="3.4063in"/>
    </style:style>
    <style:style style:name="Table20.B" style:family="table-column">
      <style:table-column-properties style:column-width="3.9479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438in" fo:margin-left="-0.4229in" table:align="left"/>
    </style:style>
    <style:style style:name="Table5.A" style:family="table-column">
      <style:table-column-properties style:column-width="3.4063in"/>
    </style:style>
    <style:style style:name="Table5.B" style:family="table-column">
      <style:table-column-properties style:column-width="4.4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5in" fo:margin-left="-0.4229in" table:align="left"/>
    </style:style>
    <style:style style:name="Table6.A" style:family="table-column">
      <style:table-column-properties style:column-width="3.4063in"/>
    </style:style>
    <style:style style:name="Table6.B" style:family="table-column">
      <style:table-column-properties style:column-width="4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646in" fo:margin-left="-0.4229in" table:align="left"/>
    </style:style>
    <style:style style:name="Table7.A" style:family="table-column">
      <style:table-column-properties style:column-width="3.4063in"/>
    </style:style>
    <style:style style:name="Table7.B" style:family="table-column">
      <style:table-column-properties style:column-width="4.45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542in" fo:margin-left="-0.4125in" table:align="left"/>
    </style:style>
    <style:style style:name="Table8.A" style:family="table-column">
      <style:table-column-properties style:column-width="3.3958in"/>
    </style:style>
    <style:style style:name="Table8.B" style:family="table-column">
      <style:table-column-properties style:column-width="4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8646in" fo:margin-left="-0.4229in" table:align="left"/>
    </style:style>
    <style:style style:name="Table9.A" style:family="table-column">
      <style:table-column-properties style:column-width="3.4063in"/>
    </style:style>
    <style:style style:name="Table9.B" style:family="table-column">
      <style:table-column-properties style:column-width="4.458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0208in" fo:margin-left="0in" table:align="left"/>
    </style:style>
    <style:style style:name="Table12.A" style:family="table-column">
      <style:table-column-properties style:column-width="3.4618in"/>
    </style:style>
    <style:style style:name="Table12.B" style:family="table-column">
      <style:table-column-properties style:column-width="3.55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7.3542in" fo:margin-left="-0.4229in" table:align="left"/>
    </style:style>
    <style:style style:name="Table21.A" style:family="table-column">
      <style:table-column-properties style:column-width="3.4063in"/>
    </style:style>
    <style:style style:name="Table21.B" style:family="table-column">
      <style:table-column-properties style:column-width="3.9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3ef6"/>
    </style:style>
    <style:style style:name="P2" style:family="paragraph" style:parent-style-name="Standard">
      <style:text-properties officeooo:paragraph-rsid="001feda2"/>
    </style:style>
    <style:style style:name="P3" style:family="paragraph" style:parent-style-name="Standard">
      <style:text-properties officeooo:paragraph-rsid="00220d40"/>
    </style:style>
    <style:style style:name="P4" style:family="paragraph" style:parent-style-name="Standard">
      <style:text-properties officeooo:paragraph-rsid="002806d9"/>
    </style:style>
    <style:style style:name="P5" style:family="paragraph" style:parent-style-name="Standard">
      <style:text-properties officeooo:paragraph-rsid="00294f1e"/>
    </style:style>
    <style:style style:name="P6" style:family="paragraph" style:parent-style-name="Standard">
      <style:text-properties officeooo:paragraph-rsid="0029e1da"/>
    </style:style>
    <style:style style:name="P7" style:family="paragraph" style:parent-style-name="Standard">
      <style:text-properties officeooo:paragraph-rsid="002a76ea"/>
    </style:style>
    <style:style style:name="P8" style:family="paragraph" style:parent-style-name="Standard">
      <style:text-properties officeooo:paragraph-rsid="002ac9ec"/>
    </style:style>
    <style:style style:name="P9" style:family="paragraph" style:parent-style-name="Standard">
      <style:text-properties officeooo:paragraph-rsid="0032a06d"/>
    </style:style>
    <style:style style:name="P10" style:family="paragraph" style:parent-style-name="Standard">
      <style:text-properties fo:color="#000000" style:font-name="Monospace" fo:font-size="10pt" officeooo:paragraph-rsid="001feda2" style:font-size-asian="10pt"/>
    </style:style>
    <style:style style:name="P11" style:family="paragraph" style:parent-style-name="Standard">
      <style:text-properties fo:color="#000000" style:font-name="Monospace" fo:font-size="10pt" officeooo:paragraph-rsid="002806d9" style:font-size-asian="10pt"/>
    </style:style>
    <style:style style:name="P12" style:family="paragraph" style:parent-style-name="Standard">
      <style:text-properties fo:color="#000000" style:font-name="Monospace" fo:font-size="10pt" officeooo:paragraph-rsid="0030b36e" style:font-size-asian="10pt"/>
    </style:style>
    <style:style style:name="P13" style:family="paragraph" style:parent-style-name="Standard">
      <style:text-properties fo:color="#000000" style:font-name="Monospace" fo:font-size="10pt" officeooo:paragraph-rsid="00364690" style:font-size-asian="10pt"/>
    </style:style>
    <style:style style:name="P14" style:family="paragraph" style:parent-style-name="Standard">
      <style:text-properties fo:color="#000000" style:font-name="Monospace" fo:font-size="10pt" officeooo:paragraph-rsid="0037b473" style:font-size-asian="10pt"/>
    </style:style>
    <style:style style:name="P15" style:family="paragraph" style:parent-style-name="Standard">
      <style:text-properties fo:color="#000000" style:font-name="Monospace" fo:font-size="10pt" officeooo:paragraph-rsid="003c53b5" style:font-size-asian="10pt"/>
    </style:style>
    <style:style style:name="P16" style:family="paragraph" style:parent-style-name="Standard">
      <style:text-properties fo:color="#000000" style:font-name="Liberation Serif" fo:font-size="12pt" officeooo:paragraph-rsid="002806d9" style:font-size-asian="12pt" style:font-size-complex="12pt"/>
    </style:style>
    <style:style style:name="P17" style:family="paragraph" style:parent-style-name="Standard">
      <style:text-properties fo:color="#0000c0" style:font-name="Monospace" fo:font-size="10pt" officeooo:paragraph-rsid="002a76ea" style:font-size-asian="10pt"/>
    </style:style>
    <style:style style:name="P18" style:family="paragraph" style:parent-style-name="Standard">
      <style:text-properties officeooo:paragraph-rsid="00364690"/>
    </style:style>
    <style:style style:name="P19" style:family="paragraph" style:parent-style-name="Standard">
      <style:text-properties officeooo:paragraph-rsid="0037296a"/>
    </style:style>
    <style:style style:name="P20" style:family="paragraph" style:parent-style-name="Standard">
      <style:text-properties officeooo:paragraph-rsid="003c53b5"/>
    </style:style>
    <style:style style:name="P21" style:family="paragraph" style:parent-style-name="Standard">
      <style:text-properties officeooo:paragraph-rsid="003e3e8c"/>
    </style:style>
    <style:style style:name="P22" style:family="paragraph" style:parent-style-name="Standard">
      <style:text-properties officeooo:paragraph-rsid="0041f69e"/>
    </style:style>
    <style:style style:name="P23" style:family="paragraph" style:parent-style-name="Standard">
      <style:text-properties officeooo:paragraph-rsid="004251b8"/>
    </style:style>
    <style:style style:name="P24" style:family="paragraph" style:parent-style-name="Standard">
      <style:text-properties fo:color="#2a00ff" style:font-name="Monospace" fo:font-size="10pt" officeooo:paragraph-rsid="003f3e6b" style:font-size-asian="10pt"/>
    </style:style>
    <style:style style:name="P25" style:family="paragraph" style:parent-style-name="Standard">
      <style:text-properties officeooo:paragraph-rsid="00448c69"/>
    </style:style>
    <style:style style:name="P26" style:family="paragraph" style:parent-style-name="Standard">
      <style:text-properties officeooo:paragraph-rsid="0045f0b1"/>
    </style:style>
    <style:style style:name="P27" style:family="paragraph" style:parent-style-name="Standard">
      <style:text-properties officeooo:paragraph-rsid="0049ab2e"/>
    </style:style>
    <style:style style:name="P28" style:family="paragraph" style:parent-style-name="Standard">
      <style:text-properties officeooo:paragraph-rsid="004be32b"/>
    </style:style>
    <style:style style:name="P29" style:family="paragraph" style:parent-style-name="Standard">
      <style:text-properties officeooo:paragraph-rsid="0050ee28"/>
    </style:style>
    <style:style style:name="P30" style:family="paragraph" style:parent-style-name="Standard">
      <style:text-properties officeooo:paragraph-rsid="0057fa37"/>
    </style:style>
    <style:style style:name="P31" style:family="paragraph" style:parent-style-name="Standard">
      <style:text-properties officeooo:paragraph-rsid="0060fed8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ff660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3ff660" style:font-size-asian="10pt"/>
    </style:style>
    <style:style style:name="P36" style:family="paragraph" style:parent-style-name="Table_20_Contents">
      <style:text-properties officeooo:paragraph-rsid="001feda2"/>
    </style:style>
    <style:style style:name="P37" style:family="paragraph" style:parent-style-name="Table_20_Contents">
      <style:paragraph-properties fo:text-align="center" style:justify-single-word="false"/>
      <style:text-properties officeooo:paragraph-rsid="001feda2"/>
    </style:style>
    <style:style style:name="P38" style:family="paragraph" style:parent-style-name="Table_20_Contents">
      <style:paragraph-properties fo:text-align="center" style:justify-single-word="false"/>
      <style:text-properties officeooo:paragraph-rsid="0041f69e"/>
    </style:style>
    <style:style style:name="P39" style:family="paragraph" style:parent-style-name="Table_20_Contents">
      <style:paragraph-properties fo:text-align="center" style:justify-single-word="false"/>
      <style:text-properties officeooo:paragraph-rsid="0060fed8"/>
    </style:style>
    <style:style style:name="P40" style:family="paragraph" style:parent-style-name="Table_20_Contents">
      <style:text-properties officeooo:paragraph-rsid="00220d40"/>
    </style:style>
    <style:style style:name="P41" style:family="paragraph" style:parent-style-name="Table_20_Contents">
      <style:text-properties officeooo:paragraph-rsid="00238064"/>
    </style:style>
    <style:style style:name="P42" style:family="paragraph" style:parent-style-name="Table_20_Contents">
      <style:text-properties officeooo:paragraph-rsid="00251a64"/>
    </style:style>
    <style:style style:name="P43" style:family="paragraph" style:parent-style-name="Table_20_Contents">
      <style:text-properties officeooo:paragraph-rsid="002ac9ec"/>
    </style:style>
    <style:style style:name="P44" style:family="paragraph" style:parent-style-name="Table_20_Contents">
      <style:text-properties style:font-name="Monospace" fo:font-size="10pt" officeooo:paragraph-rsid="0030b36e" style:font-size-asian="10pt"/>
    </style:style>
    <style:style style:name="P45" style:family="paragraph" style:parent-style-name="Table_20_Contents">
      <style:text-properties officeooo:paragraph-rsid="0032a06d"/>
    </style:style>
    <style:style style:name="P46" style:family="paragraph" style:parent-style-name="Table_20_Contents">
      <style:text-properties fo:color="#0000ff" style:font-name="Monospace" fo:font-size="10pt" officeooo:paragraph-rsid="0032a06d" style:font-size-asian="10pt"/>
    </style:style>
    <style:style style:name="P47" style:family="paragraph" style:parent-style-name="Table_20_Contents">
      <style:text-properties fo:color="#0000ff" officeooo:paragraph-rsid="0049ab2e"/>
    </style:style>
    <style:style style:name="P48" style:family="paragraph" style:parent-style-name="Table_20_Contents">
      <style:text-properties fo:color="#000000" style:font-name="Liberation Serif" fo:font-size="12pt" officeooo:paragraph-rsid="002d8393" style:font-size-asian="12pt" style:font-size-complex="12pt"/>
    </style:style>
    <style:style style:name="P49" style:family="paragraph" style:parent-style-name="Table_20_Contents">
      <style:text-properties officeooo:paragraph-rsid="0037296a"/>
    </style:style>
    <style:style style:name="P50" style:family="paragraph" style:parent-style-name="Table_20_Contents">
      <style:text-properties officeooo:paragraph-rsid="003c53b5"/>
    </style:style>
    <style:style style:name="P51" style:family="paragraph" style:parent-style-name="Table_20_Contents">
      <style:text-properties officeooo:paragraph-rsid="003e3e8c"/>
    </style:style>
    <style:style style:name="P52" style:family="paragraph" style:parent-style-name="Table_20_Contents">
      <style:text-properties officeooo:paragraph-rsid="0040c310"/>
    </style:style>
    <style:style style:name="P53" style:family="paragraph" style:parent-style-name="Table_20_Contents">
      <style:text-properties officeooo:paragraph-rsid="0041f69e"/>
    </style:style>
    <style:style style:name="P54" style:family="paragraph" style:parent-style-name="Table_20_Contents">
      <style:text-properties officeooo:paragraph-rsid="004251b8"/>
    </style:style>
    <style:style style:name="P55" style:family="paragraph" style:parent-style-name="Table_20_Contents">
      <style:text-properties officeooo:paragraph-rsid="00428d50"/>
    </style:style>
    <style:style style:name="P56" style:family="paragraph" style:parent-style-name="Table_20_Contents">
      <style:text-properties officeooo:paragraph-rsid="00495a86"/>
    </style:style>
    <style:style style:name="P57" style:family="paragraph" style:parent-style-name="Table_20_Contents">
      <style:text-properties officeooo:paragraph-rsid="0049ab2e"/>
    </style:style>
    <style:style style:name="P58" style:family="paragraph" style:parent-style-name="Table_20_Contents">
      <style:text-properties officeooo:paragraph-rsid="0049e19b"/>
    </style:style>
    <style:style style:name="P59" style:family="paragraph" style:parent-style-name="Table_20_Contents">
      <style:text-properties officeooo:paragraph-rsid="004be32b"/>
    </style:style>
    <style:style style:name="P60" style:family="paragraph" style:parent-style-name="Table_20_Contents">
      <style:text-properties officeooo:paragraph-rsid="004f8ff6"/>
    </style:style>
    <style:style style:name="P61" style:family="paragraph" style:parent-style-name="Table_20_Contents">
      <style:text-properties officeooo:paragraph-rsid="00505fce"/>
    </style:style>
    <style:style style:name="P62" style:family="paragraph" style:parent-style-name="Table_20_Contents">
      <style:text-properties officeooo:paragraph-rsid="0050ee28"/>
    </style:style>
    <style:style style:name="P63" style:family="paragraph" style:parent-style-name="Table_20_Contents">
      <style:text-properties officeooo:paragraph-rsid="00526308"/>
    </style:style>
    <style:style style:name="P64" style:family="paragraph" style:parent-style-name="Table_20_Contents">
      <style:text-properties officeooo:paragraph-rsid="005a3e27"/>
    </style:style>
    <style:style style:name="P65" style:family="paragraph" style:parent-style-name="Table_20_Contents">
      <style:text-properties officeooo:paragraph-rsid="0060fed8"/>
    </style:style>
    <style:style style:name="P66" style:family="paragraph" style:parent-style-name="Standard" style:master-page-name="Standard">
      <style:paragraph-properties style:page-number="auto"/>
      <style:text-properties officeooo:paragraph-rsid="001feda2"/>
    </style:style>
    <style:style style:name="P67" style:family="paragraph" style:parent-style-name="Standard" style:master-page-name="Standard">
      <style:paragraph-properties style:page-number="auto"/>
      <style:text-properties officeooo:paragraph-rsid="00238064"/>
    </style:style>
    <style:style style:name="P68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1feda2" style:font-size-asian="10pt"/>
    </style:style>
    <style:style style:name="P69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597e89" style:font-size-asian="10pt"/>
    </style:style>
    <style:style style:name="P70" style:family="paragraph" style:parent-style-name="Standard" style:master-page-name="Standard">
      <style:paragraph-properties style:page-number="auto"/>
      <style:text-properties fo:color="#000000" style:font-name="Liberation Serif" fo:font-size="12pt" officeooo:paragraph-rsid="00428431" style:font-size-asian="12pt" style:font-size-complex="12pt"/>
    </style:style>
    <style:style style:name="P71" style:family="paragraph" style:parent-style-name="Standard" style:master-page-name="Standard">
      <style:paragraph-properties style:page-number="auto"/>
      <style:text-properties fo:color="#000000" style:font-name="Liberation Serif" fo:font-size="12pt" officeooo:paragraph-rsid="00448c69" style:font-size-asian="12pt" style:font-size-complex="12pt"/>
    </style:style>
    <style:style style:name="P72" style:family="paragraph" style:parent-style-name="Standard" style:master-page-name="Standard">
      <style:paragraph-properties style:page-number="auto"/>
      <style:text-properties officeooo:paragraph-rsid="003f3e6b"/>
    </style:style>
    <style:style style:name="P73" style:family="paragraph" style:parent-style-name="Standard" style:master-page-name="Standard">
      <style:paragraph-properties style:page-number="auto"/>
      <style:text-properties officeooo:paragraph-rsid="0041f69e"/>
    </style:style>
    <style:style style:name="P74" style:family="paragraph" style:parent-style-name="Standard" style:master-page-name="Standard">
      <style:paragraph-properties style:page-number="auto"/>
      <style:text-properties officeooo:paragraph-rsid="00526308"/>
    </style:style>
    <style:style style:name="P75" style:family="paragraph" style:parent-style-name="Standard" style:master-page-name="Standard">
      <style:paragraph-properties style:page-number="auto"/>
      <style:text-properties officeooo:paragraph-rsid="0060fed8"/>
    </style:style>
    <style:style style:name="P76" style:family="paragraph" style:parent-style-name="Standard" style:master-page-name="Standard">
      <style:paragraph-properties style:page-number="auto"/>
      <style:text-properties officeooo:paragraph-rsid="00648141"/>
    </style:style>
    <style:style style:name="P77" style:family="paragraph" style:parent-style-name="Standard">
      <style:text-properties fo:color="#000000" style:font-name="Liberation Serif" fo:font-size="12pt" officeooo:paragraph-rsid="00448c69" style:font-size-asian="12pt" style:font-size-complex="12pt"/>
    </style:style>
    <style:style style:name="P78" style:family="paragraph" style:parent-style-name="Standard">
      <style:text-properties fo:color="#000000" style:font-name="Monospace" fo:font-size="10pt" officeooo:paragraph-rsid="0049ab2e" style:font-size-asian="10pt"/>
    </style:style>
    <style:style style:name="P79" style:family="paragraph" style:parent-style-name="Standard">
      <style:text-properties officeooo:paragraph-rsid="0062c806"/>
    </style:style>
    <style:style style:name="P80" style:family="paragraph" style:parent-style-name="Standard">
      <style:text-properties officeooo:paragraph-rsid="0060fed8"/>
    </style:style>
    <style:style style:name="P81" style:family="paragraph" style:parent-style-name="Standard">
      <style:text-properties officeooo:paragraph-rsid="00648141"/>
    </style:style>
    <style:style style:name="P82" style:family="paragraph" style:parent-style-name="Text_20_body" style:master-page-name="Standard">
      <style:paragraph-properties style:page-number="auto"/>
      <style:text-properties officeooo:paragraph-rsid="001e3ef6"/>
    </style:style>
    <style:style style:name="P83" style:family="paragraph" style:parent-style-name="Table_20_Contents" style:master-page-name="Standard">
      <style:paragraph-properties style:page-number="auto"/>
      <style:text-properties officeooo:paragraph-rsid="001feda2"/>
    </style:style>
    <style:style style:name="P84" style:family="paragraph" style:parent-style-name="Table_20_Contents" style:master-page-name="Standard">
      <style:paragraph-properties style:page-number="auto"/>
      <style:text-properties officeooo:paragraph-rsid="00220d40"/>
    </style:style>
    <style:style style:name="P85" style:family="paragraph" style:parent-style-name="Table_20_Contents" style:master-page-name="Standard">
      <style:paragraph-properties style:page-number="auto"/>
      <style:text-properties officeooo:paragraph-rsid="002806d9"/>
    </style:style>
    <style:style style:name="P86" style:family="paragraph" style:parent-style-name="Table_20_Contents" style:master-page-name="Standard">
      <style:paragraph-properties style:page-number="auto"/>
      <style:text-properties officeooo:paragraph-rsid="0029e1da"/>
    </style:style>
    <style:style style:name="P87" style:family="paragraph" style:parent-style-name="Table_20_Contents" style:master-page-name="Standard">
      <style:paragraph-properties style:page-number="auto"/>
      <style:text-properties officeooo:paragraph-rsid="002a76ea"/>
    </style:style>
    <style:style style:name="P88" style:family="paragraph" style:parent-style-name="Table_20_Contents" style:master-page-name="Standard">
      <style:paragraph-properties style:page-number="auto"/>
      <style:text-properties officeooo:paragraph-rsid="0032a06d"/>
    </style:style>
    <style:style style:name="P89" style:family="paragraph" style:parent-style-name="Table_20_Contents" style:master-page-name="Standard">
      <style:paragraph-properties style:page-number="auto"/>
      <style:text-properties officeooo:paragraph-rsid="00364690"/>
    </style:style>
    <style:style style:name="P90" style:family="paragraph" style:parent-style-name="Table_20_Contents" style:master-page-name="Standard">
      <style:paragraph-properties style:page-number="auto"/>
      <style:text-properties officeooo:paragraph-rsid="0037b473"/>
    </style:style>
    <style:style style:name="P91" style:family="paragraph" style:parent-style-name="Table_20_Contents" style:master-page-name="Standard">
      <style:paragraph-properties style:page-number="auto"/>
      <style:text-properties officeooo:paragraph-rsid="003c53b5"/>
    </style:style>
    <style:style style:name="P92" style:family="paragraph" style:parent-style-name="Table_20_Contents" style:master-page-name="Standard">
      <style:paragraph-properties style:page-number="auto"/>
      <style:text-properties officeooo:paragraph-rsid="0049ab2e"/>
    </style:style>
    <style:style style:name="P93" style:family="paragraph" style:parent-style-name="Table_20_Contents" style:master-page-name="Standard">
      <style:paragraph-properties style:page-number="auto"/>
      <style:text-properties officeooo:paragraph-rsid="004be32b"/>
    </style:style>
    <style:style style:name="P94" style:family="paragraph" style:parent-style-name="Table_20_Contents" style:master-page-name="Standard">
      <style:paragraph-properties style:page-number="auto"/>
      <style:text-properties officeooo:paragraph-rsid="004f93b7"/>
    </style:style>
    <style:style style:name="P95" style:family="paragraph" style:parent-style-name="Table_20_Contents" style:master-page-name="Standard">
      <style:paragraph-properties style:page-number="auto"/>
      <style:text-properties officeooo:paragraph-rsid="004251b8"/>
    </style:style>
    <style:style style:name="P96" style:family="paragraph" style:parent-style-name="Table_20_Contents" style:master-page-name="Standard">
      <style:paragraph-properties style:page-number="auto"/>
      <style:text-properties officeooo:paragraph-rsid="0062c806"/>
    </style:style>
    <style:style style:name="P97" style:family="paragraph" style:parent-style-name="Table_20_Contents" style:master-page-name="Standard">
      <style:paragraph-properties style:page-number="auto"/>
      <style:text-properties officeooo:paragraph-rsid="00648141"/>
    </style:style>
    <style:style style:name="P98" style:family="paragraph" style:parent-style-name="Table_20_Contents">
      <style:text-properties fo:color="#000000" style:font-name="Monospace" fo:font-size="10pt" officeooo:paragraph-rsid="0050ee28" style:font-size-asian="10pt"/>
    </style:style>
    <style:style style:name="P99" style:family="paragraph" style:parent-style-name="Table_20_Contents">
      <style:text-properties officeooo:paragraph-rsid="0062c806"/>
    </style:style>
    <style:style style:name="P100" style:family="paragraph" style:parent-style-name="Table_20_Contents">
      <style:paragraph-properties fo:text-align="center" style:justify-single-word="false"/>
      <style:text-properties officeooo:paragraph-rsid="00648141"/>
    </style:style>
    <style:style style:name="P101" style:family="paragraph" style:parent-style-name="Table_20_Contents">
      <style:text-properties officeooo:paragraph-rsid="00648141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fo:color="#000000" style:font-name="Liberation Serif" fo:font-size="12pt" style:font-size-asian="12pt" style:font-size-complex="12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1a1a1a" style:font-name="Monospace" fo:font-size="10pt" style:font-size-asian="10pt"/>
    </style:style>
    <style:style style:name="T12" style:family="text">
      <style:text-properties fo:color="#1a1a1a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1a1a1a" style:font-name="Monospace" fo:font-size="10pt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style:font-name="DejaVu Sans Mono" fo:font-size="10pt" style:font-size-asian="10pt" style:font-size-complex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fo:color="#0000ff" style:font-name="Monospace" fo:font-size="10pt" style:font-size-asian="10pt"/>
    </style:style>
    <style:style style:name="T19" style:family="text">
      <style:text-properties fo:color="#ff0000"/>
    </style:style>
    <style:style style:name="T20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Comandi dal Server e risposte volute dal Client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Chiamata di funzione durante il turno</text:p>
          </table:table-cell>
          <table:table-cell table:style-name="Table2.B1" office:value-type="string">
            <text:p text:style-name="P83">In TimeController.mainLoop():<text:line-break/><text:span text:style-name="T1">Shorthand.</text:span><text:span text:style-name="T2">announcer</text:span><text:span text:style-name="T1">(</text:span><text:span text:style-name="T6">current</text:span><text:span text:style-name="T1">).announceNewTurn(</text:span><text:span text:style-name="T9">turnNumber</text:span><text:span text:style-name="T1">,</text:span><text:span text:style-name="T6">current</text:span><text:span text:style-name="T1">.getName()))</text:span></text:p>
            <text:p text:style-name="P36"/>
          </table:table-cell>
        </table:table-row>
        <table:table-row>
          <table:table-cell table:style-name="Table2.A2" office:value-type="string">
            <text:p text:style-name="P37">Effetto voluto sul Client - Terminal </text:p>
            <text:p text:style-name="P37">(la stringa da stampare)</text:p>
          </table:table-cell>
          <table:table-cell table:style-name="Table2.B2" office:value-type="string">
            <text:p text:style-name="P66"><text:span text:style-name="T7">**********</text:span><text:span text:style-name="T11"> </text:span><text:span text:style-name="T7">Turn</text:span><text:span text:style-name="T11"> </text:span><text:span text:style-name="T7">number:</text:span><text:span text:style-name="T11"> </text:span><text:span text:style-name="T7">%s</text:span><text:span text:style-name="T11"> </text:span><text:span text:style-name="T7">*</text:span><text:span text:style-name="T11"> </text:span><text:span text:style-name="T7">Now</text:span><text:span text:style-name="T11"> </text:span><text:span text:style-name="T7">Playing</text:span><text:span text:style-name="T11"> </text:span><text:span text:style-name="T7">:</text:span><text:span text:style-name="T11"> </text:span><text:span text:style-name="T7">%s</text:span><text:span text:style-name="T11"> </text:span><text:span text:style-name="T7">**********</text:span></text:p>
          </table:table-cell>
        </table:table-row>
        <table:table-row>
          <table:table-cell table:style-name="Table2.A2" office:value-type="string">
            <text:p text:style-name="P37">Effetto voluto sul Client - Swing</text:p>
          </table:table-cell>
          <table:table-cell table:style-name="Table2.B2" office:value-type="string">
            <text:p text:style-name="P83"><text:span text:style-name="T1">UpdaterSwing.startTurn(</text:span><text:span text:style-name="T6">turnNumber</text:span><text:span text:style-name="T1">, </text:span><text:span text:style-name="T6">playerName</text:span><text:span text:style-name="T1">)</text:span></text:p>
          </table:table-cell>
        </table:table-row>
      </table:table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Chiamata di funzione durante il turno</text:p>
          </table:table-cell>
          <table:table-cell table:style-name="Table3.B1" office:value-type="string">
            <text:p text:style-name="P84">In TurnHandler.hailPlayer(),</text:p>
            <text:p text:style-name="P3"><text:span text:style-name="T1">UserMessagesReporter.</text:span><text:span text:style-name="T2">getReporterInstance</text:span><text:span text:style-name="T1">(</text:span><text:span text:style-name="T9">currentPlayer</text:span><text:span text:style-name="T1">).reportStartMyTurn(myName, myPos);</text:span></text:p>
            <text:p text:style-name="P40"/>
          </table:table-cell>
        </table:table-row>
        <table:table-row>
          <table:table-cell table:style-name="Table3.A2" office:value-type="string">
            <text:p text:style-name="P37">Effetto voluto sul Client - Terminal </text:p>
            <text:p text:style-name="P37">(la stringa da stampare)</text:p>
          </table:table-cell>
          <table:table-cell table:style-name="Table3.B2" office:value-type="string">
            <text:p text:style-name="P66"><text:span text:style-name="T7">Hello</text:span><text:span text:style-name="T11"> </text:span><text:span text:style-name="T7">player</text:span><text:span text:style-name="T11"> </text:span><text:span text:style-name="T7">%s,</text:span><text:span text:style-name="T11"> </text:span><text:span text:style-name="T7">you</text:span><text:span text:style-name="T11"> </text:span><text:span text:style-name="T7">are</text:span><text:span text:style-name="T11"> </text:span><text:span text:style-name="T7">located</text:span><text:span text:style-name="T11"> </text:span><text:span text:style-name="T7">in</text:span><text:span text:style-name="T11"> </text:span><text:span text:style-name="T7">%s</text:span><text:span text:style-name="T11"> </text:span><text:span text:style-name="T7">and</text:span><text:span text:style-name="T11"> </text:span><text:span text:style-name="T7">it's</text:span><text:span text:style-name="T11"> </text:span><text:span text:style-name="T7">your</text:span><text:span text:style-name="T11"> </text:span><text:span text:style-name="T7">turn</text:span><text:span text:style-name="T11"> </text:span><text:span text:style-name="T7">to</text:span><text:span text:style-name="T11"> </text:span><text:span text:style-name="T7">move</text:span></text:p>
            <text:p text:style-name="P36"/>
          </table:table-cell>
        </table:table-row>
        <table:table-row>
          <table:table-cell table:style-name="Table3.A2" office:value-type="string">
            <text:p text:style-name="P37">Effetto voluto sul Client - Swing</text:p>
          </table:table-cell>
          <table:table-cell table:style-name="Table3.B2" office:value-type="string">
            <text:p text:style-name="P66"><text:span text:style-name="T1">UpdaterSwing.startMyTurn(String </text:span><text:span text:style-name="T6">myName</text:span><text:span text:style-name="T1">, String </text:span><text:span text:style-name="T6">myPos</text:span><text:span text:style-name="T1">)</text:span>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Chiamata di funzione durante il turno</text:p>
          </table:table-cell>
          <table:table-cell table:style-name="Table4.B1" office:value-type="string">
            <text:p text:style-name="P41">In TurnHandler.hailPlayer(),</text:p>
            <text:p text:style-name="P67"><text:span text:style-name="T1">UserMessagesReporter.</text:span><text:span text:style-name="T2">getReporterInstance</text:span><text:span text:style-name="T1">(</text:span><text:span text:style-name="T9">currentPlayer</text:span><text:span text:style-name="T1">).relayMessage(String.</text:span><text:span text:style-name="T2">format</text:span><text:span text:style-name="T1">(StringRes.</text:span><text:span text:style-name="T2">getString</text:span><text:span text:style-name="T1">(</text:span><text:span text:style-name="T7">"messaging.hail.deadPlayer"</text:span><text:span text:style-name="T1">),</text:span><text:span text:style-name="T9">currentPlayer</text:span><text:span text:style-name="T1">.getName()));</text:span></text:p>
          </table:table-cell>
        </table:table-row>
        <table:table-row>
          <table:table-cell table:style-name="Table4.A2" office:value-type="string">
            <text:p text:style-name="P37">Effetto voluto sul Client - Terminal </text:p>
            <text:p text:style-name="P37">(la stringa da stampare)</text:p>
          </table:table-cell>
          <table:table-cell table:style-name="Table4.B2" office:value-type="string">
            <text:p text:style-name="P66"><text:span text:style-name="T7">Hello</text:span><text:span text:style-name="T11"> </text:span><text:span text:style-name="T7">player</text:span><text:span text:style-name="T11"> </text:span><text:span text:style-name="T7">%s,</text:span><text:span text:style-name="T11"> </text:span><text:span text:style-name="T7">you're</text:span><text:span text:style-name="T11"> </text:span><text:span text:style-name="T7">dead</text:span></text:p>
            <text:p text:style-name="P10"/>
            <text:p text:style-name="P36"/>
          </table:table-cell>
        </table:table-row>
        <table:table-row>
          <table:table-cell table:style-name="Table4.A2" office:value-type="string">
            <text:p text:style-name="P37">Effetto voluto sul Client - Swing</text:p>
          </table:table-cell>
          <table:table-cell table:style-name="Table4.B2" office:value-type="string">
            <text:p text:style-name="P42">Per ora niente</text:p>
            <text:p text:style-name="P42">{ (non è necessario, ma si potrebbe inserire un model update – MyPlayerStatus=dead + </text:p>
            <text:p text:style-name="P42">forse anche turnStatusField) }</text:p>
          </table:table-cell>
        </table:table-row>
      </table:table>
      <text:p text:style-name="P2"/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9">Chiamata di funzione durante il turno</text:p>
          </table:table-cell>
          <table:table-cell table:style-name="Table20.B1" office:value-type="string">
            <text:p text:style-name="P96">In UserMessagesReporterSocket.askForMovement(),</text:p>
            <text:p text:style-name="P79"><text:span text:style-name="T9">interfaceWithUser</text:span><text:span text:style-name="T1">.writeToClient(StringRes.</text:span><text:span text:style-name="T2">getString</text:span><text:span text:style-name="T1">(</text:span><text:span text:style-name="T7">"messaging.timeToMove"</text:span><text:span text:style-name="T1">));</text:span></text:p>
          </table:table-cell>
        </table:table-row>
        <table:table-row>
          <table:table-cell table:style-name="Table20.A2" office:value-type="string">
            <text:p text:style-name="P39">Effetto voluto sul Client - Terminal </text:p>
            <text:p text:style-name="P39">(la stringa da stampare)</text:p>
          </table:table-cell>
          <table:table-cell table:style-name="Table20.B2" office:value-type="string">
            <text:p text:style-name="P75"><text:span text:style-name="T7">you</text:span><text:span text:style-name="T11"> </text:span><text:span text:style-name="T7">have</text:span><text:span text:style-name="T11"> </text:span><text:span text:style-name="T7">to</text:span><text:span text:style-name="T11"> </text:span><text:span text:style-name="T7">move</text:span><text:span text:style-name="T11"> </text:span><text:span text:style-name="T7">your</text:span><text:span text:style-name="T11"> </text:span><text:span text:style-name="T7">character</text:span><text:span text:style-name="T11"> </text:span><text:span text:style-name="T7">on</text:span><text:span text:style-name="T11"> </text:span><text:span text:style-name="T7">the</text:span><text:span text:style-name="T11"> </text:span><text:span text:style-name="T7">map</text:span></text:p>
            <text:p text:style-name="P65"/>
          </table:table-cell>
        </table:table-row>
        <table:table-row>
          <table:table-cell table:style-name="Table20.A2" office:value-type="string">
            <text:p text:style-name="P39">Effetto voluto sul Client - Swing</text:p>
          </table:table-cell>
          <table:table-cell table:style-name="Table20.B2" office:value-type="string">
            <text:p text:style-name="P99">UpdaterSwing.askForMovement()</text:p>
          </table:table-cell>
        </table:table-row>
      </table:table>
      <text:p text:style-name="P31"/>
      <text:p text:style-name="P31"/>
      <text:p text:style-name="P31"><text:soft-page-break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0">Chiamata di funzione durante il turno</text:p>
          </table:table-cell>
          <table:table-cell table:style-name="Table21.B1" office:value-type="string">
            <text:p text:style-name="P97">In TurnHandler.farewellPlayer(),</text:p>
            <text:p text:style-name="P81"><text:span text:style-name="T1">UserMessagesReporter.</text:span><text:span text:style-name="T2">getReporterInstance</text:span><text:span text:style-name="T1">(</text:span><text:span text:style-name="T9">currentPlayer</text:span><text:span text:style-name="T1">).relayMessage(<text:tab/>StringRes.</text:span><text:span text:style-name="T2">getString</text:span><text:span text:style-name="T1">(</text:span><text:span text:style-name="T7">"messaging.farewell"</text:span><text:span text:style-name="T1">));</text:span></text:p>
            <text:p text:style-name="P81"><text:span text:style-name="T1"/></text:p>
          </table:table-cell>
        </table:table-row>
        <table:table-row>
          <table:table-cell table:style-name="Table21.A2" office:value-type="string">
            <text:p text:style-name="P100">Effetto voluto sul Client - Terminal </text:p>
            <text:p text:style-name="P100">(la stringa da stampare)</text:p>
          </table:table-cell>
          <table:table-cell table:style-name="Table21.B2" office:value-type="string">
            <text:p text:style-name="P76"><text:span text:style-name="T7">Your</text:span><text:span text:style-name="T11"> </text:span><text:span text:style-name="T7">turn</text:span><text:span text:style-name="T11"> </text:span><text:span text:style-name="T7">is</text:span><text:span text:style-name="T11"> </text:span><text:span text:style-name="T7">now</text:span><text:span text:style-name="T11"> </text:span><text:span text:style-name="T7">over</text:span></text:p>
            <text:p text:style-name="P101"/>
          </table:table-cell>
        </table:table-row>
        <table:table-row>
          <table:table-cell table:style-name="Table21.A2" office:value-type="string">
            <text:p text:style-name="P100">Effetto voluto sul Client - Swing</text:p>
          </table:table-cell>
          <table:table-cell table:style-name="Table21.B2" office:value-type="string">
            <text:p text:style-name="P101">UpdaterSwing.notMyTurn()</text:p>
          </table:table-cell>
        </table:table-row>
      </table:table>
      <text:p text:style-name="P81"><text:span text:style-name="T7"/></text:p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Chiamata di funzione durante il turno</text:p>
          </table:table-cell>
          <table:table-cell table:style-name="Table5.B1" office:value-type="string">
            <text:p text:style-name="P85">In TurnHandlerHuman.turnBeforeMove()</text:p>
            <text:p text:style-name="P4"><text:span text:style-name="T9">reporter</text:span><text:span text:style-name="T1">.askIfObjectCard(),</text:span></text:p>
            <text:p text:style-name="P11"/>
            <text:p text:style-name="P16">e in questo:</text:p>
            <text:p text:style-name="P4"><text:span text:style-name="T1">reporter.askForYesNoChoice(String </text:span><text:span text:style-name="T6">question</text:span><text:span text:style-name="T1">),</text:span></text:p>
            <text:p text:style-name="P11"/>
            <text:p text:style-name="P16">e in questo:</text:p>
            <text:p text:style-name="P4"><text:span text:style-name="T9">interfaceWithUser</text:span><text:span text:style-name="T1">.writeToClient(</text:span><text:span text:style-name="T6">question</text:span><text:span text:style-name="T1">);</text:span></text:p>
            <text:p text:style-name="P32"><text:span text:style-name="T1">ioGetBinaryChoice(</text:span><text:span text:style-name="T6">defaultChoice</text:span><text:span text:style-name="T1">,</text:span><text:span text:style-name="T7">"yes"</text:span><text:span text:style-name="T1">,</text:span><text:span text:style-name="T7">"no"</text:span><text:span text:style-name="T1">).toLowerCase();</text:span></text:p>
            <text:p text:style-name="P11"/>
          </table:table-cell>
        </table:table-row>
        <table:table-row>
          <table:table-cell table:style-name="Table5.A2" office:value-type="string">
            <text:p text:style-name="P37">Effetto voluto sul Client - Terminal </text:p>
            <text:p text:style-name="P37">(la stringa da stampare)</text:p>
          </table:table-cell>
          <table:table-cell table:style-name="Table5.B2" office:value-type="string">
            <text:p text:style-name="P66"><text:span text:style-name="T7">Do</text:span><text:span text:style-name="T11"> </text:span><text:span text:style-name="T7">you</text:span><text:span text:style-name="T11"> </text:span><text:span text:style-name="T7">want</text:span><text:span text:style-name="T11"> </text:span><text:span text:style-name="T7">to</text:span><text:span text:style-name="T11"> </text:span><text:span text:style-name="T7">play</text:span><text:span text:style-name="T11"> </text:span><text:span text:style-name="T7">an</text:span><text:span text:style-name="T11"> </text:span><text:span text:style-name="T7">object</text:span><text:span text:style-name="T11"> </text:span><text:span text:style-name="T7">card?</text:span></text:p>
            <text:p text:style-name="P5"><text:span text:style-name="T7">please</text:span><text:span text:style-name="T11"> </text:span><text:span text:style-name="T7">enter</text:span><text:span text:style-name="T11"> </text:span><text:span text:style-name="T7">'yes'</text:span><text:span text:style-name="T11"> </text:span><text:span text:style-name="T7">or</text:span><text:span text:style-name="T11"> </text:span><text:span text:style-name="T7">'no'</text:span></text:p>
          </table:table-cell>
        </table:table-row>
        <table:table-row>
          <table:table-cell table:style-name="Table5.A2" office:value-type="string">
            <text:p text:style-name="P37">Effetto voluto sul Client - Swing</text:p>
          </table:table-cell>
          <table:table-cell table:style-name="Table5.B2" office:value-type="string">
            <text:p text:style-name="P86">In UpdaterSwing,</text:p>
            <text:p text:style-name="P6"><text:span text:style-name="T14">if</text:span><text:span text:style-name="T1"> (</text:span><text:span text:style-name="T6">askForAttack</text:span><text:span text:style-name="T1">.matches()|| </text:span><text:span text:style-name="T6">askForObject</text:span><text:span text:style-name="T1">.matches()) <text:s/></text:span></text:p>
            <text:p text:style-name="P6"><text:span text:style-name="T1"><text:s text:c="4"/>{askForYesNo(</text:span><text:span text:style-name="T6">message</text:span><text:span text:style-name="T1">);}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Chiamata di funzione durante il turno</text:p>
          </table:table-cell>
          <table:table-cell table:style-name="Table6.B1" office:value-type="string">
            <text:p text:style-name="P87">In TurnHandler.turnMove(),</text:p>
            <text:p text:style-name="P17"/>
            <text:p text:style-name="P7"><text:span text:style-name="T9">moveCommand</text:span><text:span text:style-name="T1"> = </text:span><text:span text:style-name="T9">reporter</text:span><text:span text:style-name="T1">.askForMovement(</text:span><text:span text:style-name="T9">map</text:span><text:span text:style-name="T1">.getPlayerAlphaNumPosition(</text:span><text:span text:style-name="T9">currentPlayer</text:span><text:span text:style-name="T1">));</text:span></text:p>
            <text:p text:style-name="P43"/>
            <text:p text:style-name="P43">e in questo:</text:p>
            <text:p text:style-name="P8"><text:span text:style-name="T9">interfaceWithUser</text:span><text:span text:style-name="T1">.writeToClient(StringRes.</text:span><text:span text:style-name="T2">getString</text:span><text:span text:style-name="T1">(</text:span><text:span text:style-name="T7">"messaging.timeToMove"</text:span><text:span text:style-name="T1">));</text:span></text:p>
            <text:p text:style-name="P8"><text:span text:style-name="T6">destination</text:span><text:span text:style-name="T1"> = ioGetPosition(</text:span><text:span text:style-name="T6">playerCurrentPos</text:span><text:span text:style-name="T1">);</text:span></text:p>
            <text:p text:style-name="P48"/>
            <text:p text:style-name="P48">e in questo:</text:p>
            <text:p text:style-name="P8"><text:span text:style-name="T9">interfaceWithUser</text:span><text:span text:style-name="T1">.writeToClient(String.</text:span><text:span text:style-name="T2">format</text:span><text:span text:style-name="T1">(</text:span></text:p>
            <text:p text:style-name="P32"><text:span text:style-name="T1"><text:tab/><text:tab/><text:tab/><text:tab/>StringRes.</text:span><text:span text:style-name="T2">getString</text:span><text:span text:style-name="T1">(</text:span><text:span text:style-name="T7">"messaging.askForPosition"</text:span><text:span text:style-name="T1">)));</text:span></text:p>
            <text:p text:style-name="P43"/>
          </table:table-cell>
        </table:table-row>
        <table:table-row>
          <table:table-cell table:style-name="Table6.A2" office:value-type="string">
            <text:p text:style-name="P37">Effetto voluto sul Client - Terminal </text:p>
            <text:p text:style-name="P37">(la stringa da stampare)</text:p>
          </table:table-cell>
          <table:table-cell table:style-name="Table6.B2" office:value-type="string">
            <text:p text:style-name="P66"><text:span text:style-name="T7">you</text:span><text:span text:style-name="T11"> </text:span><text:span text:style-name="T7">have</text:span><text:span text:style-name="T11"> </text:span><text:span text:style-name="T7">to</text:span><text:span text:style-name="T11"> </text:span><text:span text:style-name="T7">move</text:span><text:span text:style-name="T11"> </text:span><text:span text:style-name="T7">your</text:span><text:span text:style-name="T11"> </text:span><text:span text:style-name="T7">character</text:span><text:span text:style-name="T11"> </text:span><text:span text:style-name="T7">on</text:span><text:span text:style-name="T11"> </text:span><text:span text:style-name="T7">the</text:span><text:span text:style-name="T11"> </text:span><text:span text:style-name="T7">map</text:span></text:p>
            <text:p text:style-name="P2"><text:span text:style-name="T7">please</text:span><text:span text:style-name="T11"> </text:span><text:span text:style-name="T7">enter</text:span><text:span text:style-name="T11"> </text:span><text:span text:style-name="T7">a</text:span><text:span text:style-name="T11"> </text:span><text:span text:style-name="T7">valid</text:span><text:span text:style-name="T11"> </text:span><text:span text:style-name="T7">position</text:span><text:span text:style-name="T11"> </text:span><text:span text:style-name="T7">(es.</text:span><text:span text:style-name="T11"> </text:span><text:span text:style-name="T7">A05)</text:span></text:p>
          </table:table-cell>
        </table:table-row>
        <table:table-row>
          <table:table-cell table:style-name="Table6.A2" office:value-type="string">
            <text:p text:style-name="P37">Effetto voluto sul Client - Swing</text:p>
          </table:table-cell>
          <table:table-cell table:style-name="Table6.B2" office:value-type="string">
            <text:p text:style-name="P44">In UpdaterSwing.askForMovement</text:p>
            <text:p text:style-name="P44">view.notifyUser(“..”) </text:p>
            <text:p text:style-name="P44"><text:soft-page-break/>view.bindPositionSender(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>Chiamata di funzione durante il turno</text:p>
          </table:table-cell>
          <table:table-cell table:style-name="Table7.B1" office:value-type="string">
            <text:p text:style-name="P88">In TurnHandler.turnMove(),</text:p>
            <text:p text:style-name="P45">se <text:span text:style-name="T15">catch(Exception e)</text:span></text:p>
            <text:p text:style-name="P9"><text:span text:style-name="T9">reporter</text:span><text:span text:style-name="T1">.</text:span><text:span text:style-name="T20">relayMessage</text:span><text:span text:style-name="T1">(</text:span><text:span text:style-name="T6">exceptionMessage</text:span><text:span text:style-name="T1">);</text:span></text:p>
            <text:p text:style-name="P45"/>
          </table:table-cell>
        </table:table-row>
        <table:table-row>
          <table:table-cell table:style-name="Table7.A2" office:value-type="string">
            <text:p text:style-name="P37">Effetto voluto sul Client - Terminal </text:p>
            <text:p text:style-name="P37">(la stringa da stampare)</text:p>
          </table:table-cell>
          <table:table-cell table:style-name="Table7.B2" office:value-type="string">
            <text:p text:style-name="P46">DestinationUnreachableException: ...</text:p>
          </table:table-cell>
        </table:table-row>
        <table:table-row>
          <table:table-cell table:style-name="Table7.A2" office:value-type="string">
            <text:p text:style-name="P37">Effetto voluto sul Client - Swing</text:p>
          </table:table-cell>
          <table:table-cell table:style-name="Table7.B2" office:value-type="string">
            <text:p text:style-name="P68"><text:span text:style-name="T19">showMovementException</text:span>(String exceptionMessage)</text:p>
            <text:p text:style-name="P45">{ <text:s text:c="3"/><text:span text:style-name="T1">view.notifyUser(exceptionMessage)</text:span> [n: al momento non funziona]</text:p>
            <text:p text:style-name="P45"><text:span text:style-name="T1"><text:s text:c="3"/>askForMovement() </text:span>[questo funziona; di fatto, richiede immediatamente un'altro movimento; si potrebbe unificarli in un unico prompt] }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Chiamata di funzione durante il turno</text:p>
          </table:table-cell>
          <table:table-cell table:style-name="Table8.B1" office:value-type="string">
            <text:p text:style-name="P89">In TurnHandler.move(), after the move, </text:p>
            <text:p text:style-name="P18"><text:span text:style-name="T1">UserMessagesReporter.</text:span><text:span text:style-name="T2">getReporterInstance</text:span><text:span text:style-name="T1">(</text:span><text:span text:style-name="T9">currentPlayer</text:span><text:span text:style-name="T1">).reportMyUserPosition(</text:span><text:span text:style-name="T9">map</text:span><text:span text:style-name="T1">.getPlayerAlphaNumPosition(</text:span><text:span text:style-name="T9">currentPlayer</text:span><text:span text:style-name="T1">));</text:span></text:p>
            <text:p text:style-name="P13"/>
            <text:p text:style-name="P49">e in questo:</text:p>
            <text:p text:style-name="P19"><text:span text:style-name="T1">relayMessage(String.</text:span><text:span text:style-name="T2">format</text:span><text:span text:style-name="T1">(StringRes.</text:span><text:span text:style-name="T2">getString</text:span><text:span text:style-name="T1">(</text:span><text:span text:style-name="T7">"messaging.hereYouAre"</text:span><text:span text:style-name="T1">),</text:span><text:span text:style-name="T6">position</text:span><text:span text:style-name="T1">));</text:span></text:p>
            <text:p text:style-name="P49"/>
          </table:table-cell>
        </table:table-row>
        <table:table-row>
          <table:table-cell table:style-name="Table8.A2" office:value-type="string">
            <text:p text:style-name="P37">Effetto voluto sul Client - Terminal </text:p>
            <text:p text:style-name="P37">(la stringa da stampare)</text:p>
          </table:table-cell>
          <table:table-cell table:style-name="Table8.B2" office:value-type="string">
            <text:p text:style-name="P66"><text:span text:style-name="T7">Your</text:span><text:span text:style-name="T11"> </text:span><text:span text:style-name="T7">location</text:span><text:span text:style-name="T11"> </text:span><text:span text:style-name="T7">is:</text:span><text:span text:style-name="T11"> </text:span><text:span text:style-name="T7">K5</text:span></text:p>
            <text:p text:style-name="P36"/>
          </table:table-cell>
        </table:table-row>
        <table:table-row>
          <table:table-cell table:style-name="Table8.A2" office:value-type="string">
            <text:p text:style-name="P37">Effetto voluto sul Client - Swing</text:p>
          </table:table-cell>
          <table:table-cell table:style-name="Table8.B2" office:value-type="string">
            <text:p text:style-name="P90">Update Model, e quindi anche la View.</text:p>
            <text:p text:style-name="P14">setMyPosition(String myPos)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7">Chiamata di funzione durante il turno</text:p>
          </table:table-cell>
          <table:table-cell table:style-name="Table9.B1" office:value-type="string">
            <text:p text:style-name="P91">In TurnHandlerAlien(/Human).turnLand(),</text:p>
            <text:p text:style-name="P20"><text:span text:style-name="T9">reporter</text:span><text:span text:style-name="T1">.askIfAttack()</text:span></text:p>
            <text:p text:style-name="P15"/>
            <text:p text:style-name="P50">e in questo:</text:p>
            <text:p text:style-name="P20"><text:span text:style-name="T14">return</text:span><text:span text:style-name="T1"> askForYesNoChoice(</text:span><text:span text:style-name="T6">message</text:span><text:span text:style-name="T1">);</text:span></text:p>
            <text:p text:style-name="P15"/>
            <text:p text:style-name="P51">e in questo:</text:p>
            <text:p text:style-name="P21"><text:span text:style-name="T1">String </text:span><text:span text:style-name="T6">ans</text:span><text:span text:style-name="T1"> = </text:span><text:soft-page-break/><text:span text:style-name="T1">ioGetBinaryChoice(</text:span><text:span text:style-name="T6">defaultChoice</text:span><text:span text:style-name="T1">,</text:span><text:span text:style-name="T7">"yes"</text:span><text:span text:style-name="T1">,</text:span><text:span text:style-name="T7">"no"</text:span><text:span text:style-name="T1">)</text:span></text:p>
            <text:p text:style-name="P51"/>
          </table:table-cell>
        </table:table-row>
        <table:table-row>
          <table:table-cell table:style-name="Table9.A2" office:value-type="string">
            <text:p text:style-name="P37">Effetto voluto sul Client - Terminal </text:p>
            <text:p text:style-name="P37">(la stringa da stampare)</text:p>
          </table:table-cell>
          <table:table-cell table:style-name="Table9.B2" office:value-type="string">
            <text:p text:style-name="P72"><text:span text:style-name="T7">do</text:span><text:span text:style-name="T11"> </text:span><text:span text:style-name="T7">you</text:span><text:span text:style-name="T11"> </text:span><text:span text:style-name="T7">want</text:span><text:span text:style-name="T11"> </text:span><text:span text:style-name="T7">to</text:span><text:span text:style-name="T11"> </text:span><text:span text:style-name="T7">attack? </text:span></text:p>
            <text:p text:style-name="P24">Please enter 'yes' or 'no'</text:p>
          </table:table-cell>
        </table:table-row>
        <table:table-row>
          <table:table-cell table:style-name="Table9.A2" office:value-type="string">
            <text:p text:style-name="P37">Effetto voluto sul Client - Swing</text:p>
          </table:table-cell>
          <table:table-cell table:style-name="Table9.B2" office:value-type="string">
            <text:p text:style-name="P86">In UpdaterSwing,</text:p>
            <text:p text:style-name="P6"><text:span text:style-name="T14">if</text:span><text:span text:style-name="T1"> (</text:span><text:span text:style-name="T6">askForAttack</text:span><text:span text:style-name="T1">.matches()|| </text:span><text:span text:style-name="T6">askForObject</text:span><text:span text:style-name="T1">.matches()) <text:s/></text:span></text:p>
            <text:p text:style-name="P6"><text:span text:style-name="T1"><text:s text:c="4"/>{askForYesNo(</text:span><text:span text:style-name="T6">message</text:span><text:span text:style-name="T1">);}</text:span></text:p>
            <text:p text:style-name="P12">e in questo:</text:p>
            <text:p text:style-name="P12">view.relayYesNoDialog(question);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Chiamata di funzione durante il turno</text:p>
          </table:table-cell>
          <table:table-cell table:style-name="Table10.B1" office:value-type="string">
            <text:p text:style-name="P68">In TurnHandler.commonLandingLogic() </text:p>
            <text:p text:style-name="P32"><text:span text:style-name="T9">cardAction</text:span><text:span text:style-name="T1"> = </text:span><text:span text:style-name="T9">cell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</text:span></text:p>
            <text:p text:style-name="P34"/>
            <text:p text:style-name="P32"><text:span text:style-name="T9">card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 <text:s/></text:span><text:span text:style-name="T16">// make noise/silence/whatever</text:span></text:p>
            <text:p text:style-name="P35"><text:tab/><text:tab/></text:p>
            <text:p text:style-name="P33"><text:span text:style-name="T14">if</text:span><text:span text:style-name="T1"> (</text:span><text:span text:style-name="T9">cardAction</text:span><text:span text:style-name="T1">.hasObjectCard()) {</text:span></text:p>
            <text:p text:style-name="P32"><text:span text:style-name="T1"><text:s text:c="3"/></text:span><text:span text:style-name="T9">cardAction</text:span><text:span text:style-name="T1"> = </text:span><text:span text:style-name="T14">new</text:span><text:span text:style-name="T1"> DrawObjectCard();</text:span></text:p>
            <text:p text:style-name="P32"><text:span text:style-name="T1"><text:s text:c="3"/></text:span><text:span text:style-name="T9">card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 <text:s/></text:span><text:span text:style-name="T16">// actually draw the object card</text:span></text:p>
            <text:p text:style-name="P34"><text:s/>}</text:p>
            <text:p text:style-name="P34">}</text:p>
            <text:p text:style-name="Standard"/>
          </table:table-cell>
        </table:table-row>
        <table:table-row>
          <table:table-cell table:style-name="Table10.A2" office:value-type="string">
            <text:p text:style-name="P37"/>
          </table:table-cell>
          <table:table-cell table:style-name="Table10.B2" office:value-type="string">
            <text:p text:style-name="P52">Vi sono multiple possibilità, elencate qui sotto: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Chiamata di funzione durante il turno</text:p>
          </table:table-cell>
          <table:table-cell table:style-name="Table11.B1" office:value-type="string">
            <text:p text:style-name="P70">[cardAction]In CanNotEscape:</text:p>
            <text:p text:style-name="P2"><text:span text:style-name="T1">UserMessagesReporter.</text:span><text:span text:style-name="T2">getReporterInstance</text:span><text:span text:style-name="T1">(</text:span><text:span text:style-name="T6">currentPlayer</text:span><text:span text:style-name="T1">).</text:span></text:p>
            <text:p text:style-name="P32"><text:span text:style-name="T1"><text:tab/><text:tab/><text:tab/></text:span><text:span text:style-name="T12">relayMessage</text:span><text:span text:style-name="T1">(StringRes.</text:span><text:span text:style-name="T2">getString</text:span><text:span text:style-name="T1">(</text:span><text:span text:style-name="T7">"messaging.EscapeHatchDoesNotWork"</text:span><text:span text:style-name="T1">)</text:span></text:p>
            <text:p text:style-name="P36"/>
          </table:table-cell>
        </table:table-row>
        <table:table-row>
          <table:table-cell table:style-name="Table11.A2" office:value-type="string">
            <text:p text:style-name="P37">Effetto voluto sul Client - Terminal </text:p>
            <text:p text:style-name="P37">(la stringa da stampare)</text:p>
          </table:table-cell>
          <table:table-cell table:style-name="Table11.B2" office:value-type="string">
            <text:p text:style-name="P66"><text:span text:style-name="T7">This</text:span><text:span text:style-name="T11"> </text:span><text:span text:style-name="T7">escape</text:span><text:span text:style-name="T11"> </text:span><text:span text:style-name="T7">hatch</text:span><text:span text:style-name="T11"> </text:span><text:span text:style-name="T7">does</text:span><text:span text:style-name="T11"> </text:span><text:span text:style-name="T7">not</text:span><text:span text:style-name="T11"> </text:span><text:span text:style-name="T7">work,</text:span><text:span text:style-name="T11"> </text:span><text:span text:style-name="T7">it</text:span><text:span text:style-name="T11"> </text:span><text:span text:style-name="T7">is</text:span><text:span text:style-name="T11"> </text:span><text:span text:style-name="T7">blocked!</text:span><text:span text:style-name="T11"> </text:span><text:span text:style-name="T7">You</text:span><text:span text:style-name="T11"> </text:span><text:span text:style-name="T7">have</text:span><text:span text:style-name="T11"> </text:span><text:span text:style-name="T7">to</text:span><text:span text:style-name="T11"> </text:span><text:span text:style-name="T7">find</text:span><text:span text:style-name="T11"> </text:span><text:span text:style-name="T7">another</text:span><text:span text:style-name="T11"> </text:span><text:span text:style-name="T7">one!</text:span></text:p>
            <text:p text:style-name="P36"/>
          </table:table-cell>
        </table:table-row>
        <table:table-row>
          <table:table-cell table:style-name="Table11.A2" office:value-type="string">
            <text:p text:style-name="P37">Effetto voluto sul Client - Swing</text:p>
          </table:table-cell>
          <table:table-cell table:style-name="Table11.B2" office:value-type="string">
            <text:p text:style-name="P55">UpdaterSwing.failedEscape()</text:p>
            <text:p text:style-name="P55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7">Chiamata di funzione durante il turno</text:p>
          </table:table-cell>
          <table:table-cell table:style-name="Table12.B1" office:value-type="string">
            <text:p text:style-name="P71">[cardAction]In Escape:</text:p>
            <text:p text:style-name="P25"><text:span text:style-name="T3">1)</text:span><text:span text:style-name="T1">UserMessagesReporter.</text:span><text:span text:style-name="T2">getReporterInstance</text:span><text:span text:style-name="T1">(</text:span><text:span text:style-name="T6">currentPlayer</text:span><text:span text:style-name="T1">).reportSuccessfulEscape();</text:span></text:p>
            <text:p text:style-name="P32"><text:span text:style-name="T1">2)Shorthand.</text:span><text:span text:style-name="T2">announcer</text:span><text:span text:style-name="T1">(</text:span><text:span text:style-name="T6">currentPlayer</text:span><text:span text:style-name="T1">).announceEscape(</text:span><text:span text:style-name="T6">currentPlayer</text:span><text:span text:style-name="T1">);</text:span></text:p>
            <text:p text:style-name="P77"><text:soft-page-break/></text:p>
          </table:table-cell>
        </table:table-row>
        <table:table-row>
          <table:table-cell table:style-name="Table12.A2" office:value-type="string">
            <text:p text:style-name="P37">Effetto voluto sul Client - Terminal </text:p>
            <text:p text:style-name="P37">(la stringa da stampare)</text:p>
          </table:table-cell>
          <table:table-cell table:style-name="Table12.B2" office:value-type="string">
            <text:p text:style-name="P66"><text:span text:style-name="T7">1) Congratulations!</text:span><text:span text:style-name="T11"> </text:span><text:span text:style-name="T7">You</text:span><text:span text:style-name="T11"> </text:span><text:span text:style-name="T7">managed</text:span><text:span text:style-name="T11"> </text:span><text:span text:style-name="T7">to</text:span><text:span text:style-name="T11"> </text:span><text:span text:style-name="T7">escape</text:span><text:span text:style-name="T11"> </text:span><text:span text:style-name="T7">the</text:span><text:span text:style-name="T11"> </text:span><text:span text:style-name="T7">broken</text:span><text:span text:style-name="T11"> </text:span><text:span text:style-name="T7">ship!</text:span></text:p>
            <text:p text:style-name="P26"><text:span text:style-name="T7">2) Player</text:span><text:span text:style-name="T11"> </text:span><text:span text:style-name="T7">%s</text:span><text:span text:style-name="T11"> </text:span><text:span text:style-name="T7">managed</text:span><text:span text:style-name="T11"> </text:span><text:span text:style-name="T7">to</text:span><text:span text:style-name="T11"> </text:span><text:span text:style-name="T7">escape</text:span><text:span text:style-name="T11"> </text:span><text:span text:style-name="T7">from</text:span><text:span text:style-name="T11"> </text:span><text:span text:style-name="T7">the</text:span><text:span text:style-name="T11"> </text:span><text:span text:style-name="T7">%s</text:span></text:p>
            <text:p text:style-name="P26"/>
          </table:table-cell>
        </table:table-row>
        <table:table-row>
          <table:table-cell table:style-name="Table12.A2" office:value-type="string">
            <text:p text:style-name="P37">Effetto voluto sul Client - Swing</text:p>
          </table:table-cell>
          <table:table-cell table:style-name="Table12.B2" office:value-type="string">
            <text:p text:style-name="P56">1) UpdaterSwing.youEscaped()</text:p>
            <text:p text:style-name="P56">2) UpdaterSwing.eventPlayerEscaped(playerName)</text:p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Chiamata di funzione durante il turno</text:p>
          </table:table-cell>
          <table:table-cell table:style-name="Table1.B1" office:value-type="string">
            <text:p text:style-name="P92">[cardAction] in NoiseAnywhere:</text:p>
            <text:p text:style-name="P27"><text:span text:style-name="T1">1) </text:span><text:span text:style-name="T6">reporter</text:span><text:span text:style-name="T1">.askForNoisePosition(</text:span><text:span text:style-name="T6">map</text:span><text:span text:style-name="T1">.getPlayerAlphaNumPosition(</text:span><text:span text:style-name="T6">currentPlayer</text:span><text:span text:style-name="T1">));</text:span></text:p>
            <text:p text:style-name="P27"><text:span text:style-name="T1">2) Shorthand.</text:span><text:span text:style-name="T2">announcer</text:span><text:span text:style-name="T1">(</text:span><text:span text:style-name="T6">currentPlayer</text:span><text:span text:style-name="T1">).announceNoise(</text:span><text:span text:style-name="T6">location</text:span><text:span text:style-name="T1">);</text:span></text:p>
            <text:p text:style-name="P78"/>
            <text:p text:style-name="P57"/>
          </table:table-cell>
        </table:table-row>
        <table:table-row>
          <table:table-cell table:style-name="Table1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.B2" office:value-type="string">
            <text:p text:style-name="P73"><text:span text:style-name="T7">1) enter</text:span><text:span text:style-name="T11"> </text:span><text:span text:style-name="T7">the</text:span><text:span text:style-name="T11"> </text:span><text:span text:style-name="T7">coordinates</text:span><text:span text:style-name="T11"> </text:span><text:span text:style-name="T7">where</text:span><text:span text:style-name="T11"> </text:span><text:span text:style-name="T7">you</text:span><text:span text:style-name="T11"> </text:span><text:span text:style-name="T7">want</text:span><text:span text:style-name="T11"> </text:span><text:span text:style-name="T18">to make a noise</text:span></text:p>
            <text:p text:style-name="P47">2) <text:span text:style-name="T17">You</text:span><text:span text:style-name="T17"> </text:span><text:span text:style-name="T17">hear</text:span><text:span text:style-name="T17"> </text:span><text:span text:style-name="T17">noise</text:span><text:span text:style-name="T17"> </text:span><text:span text:style-name="T17">coming</text:span><text:span text:style-name="T17"> </text:span><text:span text:style-name="T17">from</text:span><text:span text:style-name="T17"> </text:span><text:span text:style-name="T17">coordinates</text:span><text:span text:style-name="T17"> </text:span><text:span text:style-name="T17">%s</text:span></text:p>
            <text:p text:style-name="P57"/>
          </table:table-cell>
        </table:table-row>
        <table:table-row>
          <table:table-cell table:style-name="Table1.A2" office:value-type="string">
            <text:p text:style-name="P38">Effetto voluto sul Client - Swing</text:p>
          </table:table-cell>
          <table:table-cell table:style-name="Table1.B2" office:value-type="string">
            <text:p text:style-name="P58">UpdaterSwing.askForNoisePosition()</text:p>
          </table:table-cell>
        </table:table-row>
      </table:table>
      <text:p text:style-name="P22"/>
      <text:p text:style-name="P2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8">Chiamata di funzione durante il turno</text:p>
          </table:table-cell>
          <table:table-cell table:style-name="Table13.B1" office:value-type="string">
            <text:p text:style-name="P93">[playerCommand] in Attack:</text:p>
            <text:p text:style-name="P59">1) <text:span text:style-name="T1">Shorthand.</text:span><text:span text:style-name="T2">announcer</text:span><text:span text:style-name="T1">(</text:span><text:span text:style-name="T6">currentPlayer</text:span><text:span text:style-name="T1">).announceAttack(</text:span><text:span text:style-name="T6">currentPlayer</text:span><text:span text:style-name="T1">, </text:span><text:span text:style-name="T6">myPos</text:span><text:span text:style-name="T1">);</text:span></text:p>
            <text:p text:style-name="P59">2) </text:p>
            <text:p text:style-name="P28"><text:span text:style-name="T1">Shorthand.</text:span><text:span text:style-name="T2">announcer</text:span><text:span text:style-name="T1">(</text:span><text:span text:style-name="T6">currentPlayer</text:span><text:span text:style-name="T1">).announceDeath(</text:span><text:span text:style-name="T6">p</text:span><text:span text:style-name="T1">);</text:span></text:p>
            <text:p text:style-name="P59">3) </text:p>
            <text:p text:style-name="P28"><text:span text:style-name="T1">Shorthand.</text:span><text:span text:style-name="T2">announcer</text:span><text:span text:style-name="T1">(</text:span><text:span text:style-name="T6">currentPlayer</text:span><text:span text:style-name="T1">).announceDefense(</text:span><text:span text:style-name="T6">myPos</text:span><text:span text:style-name="T1">);</text:span></text:p>
            <text:p text:style-name="P59"/>
          </table:table-cell>
        </table:table-row>
        <table:table-row>
          <table:table-cell table:style-name="Table13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3.B2" office:value-type="string">
            <text:p text:style-name="P93">1) <text:span text:style-name="T7">Player</text:span><text:span text:style-name="T11"> </text:span><text:span text:style-name="T7">%s</text:span><text:span text:style-name="T11"> </text:span><text:span text:style-name="T7">is</text:span><text:span text:style-name="T11"> </text:span><text:span text:style-name="T7">attacking</text:span><text:span text:style-name="T11"> </text:span><text:span text:style-name="T7">in</text:span><text:span text:style-name="T11"> </text:span><text:span text:style-name="T7">sector</text:span><text:span text:style-name="T11"> </text:span><text:span text:style-name="T7">%s!</text:span></text:p>
            <text:p text:style-name="P59">2) <text:span text:style-name="T7">Player</text:span><text:span text:style-name="T11"> </text:span><text:span text:style-name="T7">%s</text:span><text:span text:style-name="T11"> </text:span><text:span text:style-name="T7">was</text:span><text:span text:style-name="T11"> </text:span><text:span text:style-name="T7">killed!</text:span></text:p>
            <text:p text:style-name="P59">3) <text:span text:style-name="T7">A</text:span><text:span text:style-name="T11"> </text:span><text:span text:style-name="T7">human</text:span><text:span text:style-name="T11"> </text:span><text:span text:style-name="T7">player</text:span><text:span text:style-name="T11"> </text:span><text:span text:style-name="T7">has</text:span><text:span text:style-name="T11"> </text:span><text:span text:style-name="T7">successfully</text:span><text:span text:style-name="T11"> </text:span><text:span text:style-name="T7">defended</text:span><text:span text:style-name="T11"> </text:span><text:span text:style-name="T7">him/herself</text:span><text:span text:style-name="T11"> </text:span><text:span text:style-name="T7">in</text:span><text:span text:style-name="T11"> </text:span><text:span text:style-name="T7">%s!</text:span></text:p>
          </table:table-cell>
        </table:table-row>
        <table:table-row>
          <table:table-cell table:style-name="Table13.A2" office:value-type="string">
            <text:p text:style-name="P38">Effetto voluto sul Client - Swing</text:p>
          </table:table-cell>
          <table:table-cell table:style-name="Table13.B2" office:value-type="string">
            <text:p text:style-name="P60">1) UpdaterSwing.</text:p>
            <text:p text:style-name="P60">2) UpdaterSwing.</text:p>
            <text:p text:style-name="P60">3) UpdaterSwing.eventDefense</text:p>
          </table:table-cell>
        </table:table-row>
      </table:table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Chiamata di funzione durante il turno</text:p>
          </table:table-cell>
          <table:table-cell table:style-name="Table14.B1" office:value-type="string">
            <text:p text:style-name="P94">[objectCardAction] In Lights:</text:p>
            <text:p text:style-name="P62">1) <text:span text:style-name="T1">UserMessagesReporter.</text:span><text:span text:style-name="T2">getReporterInstance</text:span><text:span text:style-name="T1">(</text:span><text:span text:style-name="T6">currentPlayer</text:span><text:span text:style-name="T1">).askForLightsPosition(</text:span><text:span text:style-name="T6">map</text:span><text:span text:style-name="T1">.getPlayerAlphaNumPosition(</text:span><text:span text:style-name="T6">currentPlayer</text:span><text:span text:style-name="T1">));</text:span></text:p>
            <text:p text:style-name="P98">2) </text:p>
            <text:p text:style-name="P29"><text:span text:style-name="T1">Shorthand.</text:span><text:span text:style-name="T2">announcer</text:span><text:span text:style-name="T1">(</text:span><text:span text:style-name="T6">currentPlayer</text:span><text:span text:style-name="T1">).announcePlayerPosition(</text:span><text:span text:style-name="T6">p</text:span><text:span text:style-name="T1">, </text:span><text:span text:style-name="T6">s</text:span><text:span text:style-name="T1">);<text:tab/><text:tab/></text:span></text:p>
            <text:p text:style-name="P61"/>
          </table:table-cell>
        </table:table-row>
        <table:table-row>
          <table:table-cell table:style-name="Table14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4.B2" office:value-type="string">
            <text:p text:style-name="P74"><text:span text:style-name="T7">1) enter</text:span><text:span text:style-name="T11"> </text:span><text:span text:style-name="T7">the</text:span><text:span text:style-name="T11"> </text:span><text:span text:style-name="T7">position</text:span><text:span text:style-name="T11"> </text:span><text:span text:style-name="T7">of</text:span><text:span text:style-name="T11"> </text:span><text:span text:style-name="T7">the</text:span><text:span text:style-name="T11"> </text:span><text:span text:style-name="T7">cell</text:span><text:span text:style-name="T11"> </text:span><text:span text:style-name="T7">where</text:span><text:span text:style-name="T11"> </text:span><text:span text:style-name="T7">the</text:span><text:span text:style-name="T11"> </text:span><text:span text:style-name="T7">lights</text:span><text:span text:style-name="T11"> </text:span><text:span text:style-name="T7">will</text:span><text:span text:style-name="T11"> </text:span><text:span text:style-name="T7">be</text:span><text:span text:style-name="T11"> </text:span><text:span text:style-name="T7">turned</text:span><text:span text:style-name="T11"> </text:span><text:span text:style-name="T7">on</text:span></text:p>
            <text:p text:style-name="P30"><text:span text:style-name="T7">2) Player</text:span><text:span text:style-name="T11"> </text:span><text:span text:style-name="T7">%s</text:span><text:span text:style-name="T11"> </text:span><text:span text:style-name="T7">identified!</text:span><text:span text:style-name="T11"> </text:span><text:span text:style-name="T7">Location:</text:span><text:span text:style-name="T11"> </text:span><text:span text:style-name="T7">%s</text:span></text:p>
          </table:table-cell>
        </table:table-row>
        <table:table-row>
          <table:table-cell table:style-name="Table14.A2" office:value-type="string">
            <text:p text:style-name="P38">Effetto voluto sul Client - Swing</text:p>
          </table:table-cell>
          <table:table-cell table:style-name="Table14.B2" office:value-type="string">
            <text:p text:style-name="P63">1) UpdaterSwing.askForLightsPosition()</text:p>
            <text:p text:style-name="P63">2) client.eventFoundPlayer(player, location)</text:p>
          </table:table-cell>
        </table:table-row>
      </table:table>
      <text:p text:style-name="P22"/>
      <text:p text:style-name="P2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8">Chiamata di funzione durante il turno</text:p>
          </table:table-cell>
          <table:table-cell table:style-name="Table15.B1" office:value-type="string">
            <text:p text:style-name="P69">[objectCardAction] in Teleport:</text:p>
            <text:p text:style-name="P22"><text:span text:style-name="T1">UserMessagesReporter.</text:span><text:span text:style-name="T2">getReporterInstance</text:span><text:span text:style-name="T1">(</text:span><text:span text:style-name="T6">currentPlayer</text:span><text:span text:style-name="T1">).reportMyUserPosition(</text:span></text:p>
            <text:p text:style-name="P32"><text:span text:style-name="T6">map</text:span><text:span text:style-name="T1">.getPlayerAlphaNumPosition(</text:span><text:span text:style-name="T6">currentPlayer</text:span><text:span text:style-name="T1">));</text:span></text:p>
            <text:p text:style-name="P53"/>
          </table:table-cell>
        </table:table-row>
        <table:table-row>
          <table:table-cell table:style-name="Table15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5.B2" office:value-type="string">
            <text:p text:style-name="P73"><text:span text:style-name="T7">Your</text:span><text:span text:style-name="T11"> </text:span><text:span text:style-name="T7">location</text:span><text:span text:style-name="T11"> </text:span><text:span text:style-name="T7">is:</text:span><text:span text:style-name="T11"> </text:span><text:span text:style-name="T7">%s</text:span></text:p>
          </table:table-cell>
        </table:table-row>
        <table:table-row>
          <table:table-cell table:style-name="Table15.A2" office:value-type="string">
            <text:p text:style-name="P38">Effetto voluto sul Client - Swing</text:p>
          </table:table-cell>
          <table:table-cell table:style-name="Table15.B2" office:value-type="string">
            <text:p text:style-name="P64">UpdaterSwing.setMyPosition(String myPos)</text:p>
          </table:table-cell>
        </table:table-row>
      </table:table>
      <text:p text:style-name="P22"/>
      <text:p text:style-name="P2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8"/>
          </table:table-cell>
          <table:table-cell table:style-name="Table16.B1" office:value-type="string">
            <text:p text:style-name="P53"/>
          </table:table-cell>
        </table:table-row>
        <table:table-row>
          <table:table-cell table:style-name="Table16.A2" office:value-type="string">
            <text:p text:style-name="P38"/>
          </table:table-cell>
          <table:table-cell table:style-name="Table16.B2" office:value-type="string">
            <text:p text:style-name="P53"/>
          </table:table-cell>
        </table:table-row>
        <table:table-row>
          <table:table-cell table:style-name="Table16.A2" office:value-type="string">
            <text:p text:style-name="P38"/>
          </table:table-cell>
          <table:table-cell table:style-name="Table16.B2" office:value-type="string">
            <text:p text:style-name="P53"/>
          </table:table-cell>
        </table:table-row>
      </table:table>
      <text:p text:style-name="P22"/>
      <text:p text:style-name="P2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8">Chiamata di funzione durante il turno</text:p>
          </table:table-cell>
          <table:table-cell table:style-name="Table17.B1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7.B2" office:value-type="string">
            <text:p text:style-name="P53"/>
          </table:table-cell>
        </table:table-row>
        <text:soft-page-break/>
        <table:table-row>
          <table:table-cell table:style-name="Table17.A2" office:value-type="string">
            <text:p text:style-name="P38">Effetto voluto sul Client - Swing</text:p>
          </table:table-cell>
          <table:table-cell table:style-name="Table17.B2" office:value-type="string">
            <text:p text:style-name="P53"/>
          </table:table-cell>
        </table:table-row>
      </table:table>
      <text:p text:style-name="P22"/>
      <text:p text:style-name="P22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8">Chiamata di funzione durante il turno</text:p>
          </table:table-cell>
          <table:table-cell table:style-name="Table18.B1" office:value-type="string">
            <text:p text:style-name="P53"/>
          </table:table-cell>
        </table:table-row>
        <table:table-row>
          <table:table-cell table:style-name="Table18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8.B2" office:value-type="string">
            <text:p text:style-name="P53"/>
          </table:table-cell>
        </table:table-row>
        <table:table-row>
          <table:table-cell table:style-name="Table18.A2" office:value-type="string">
            <text:p text:style-name="P38">Effetto voluto sul Client - Swing</text:p>
          </table:table-cell>
          <table:table-cell table:style-name="Table18.B2" office:value-type="string">
            <text:p text:style-name="P53"/>
          </table:table-cell>
        </table:table-row>
      </table:table>
      <text:p text:style-name="P22"/>
      <text:p text:style-name="P22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38">Chiamata di funzione durante il turno</text:p>
          </table:table-cell>
          <table:table-cell table:style-name="Table19.B1" office:value-type="string">
            <text:p text:style-name="P95">In TurnHandlerHuman.turnAfterMove(),</text:p>
            <text:p text:style-name="P23"><text:span text:style-name="T9">reporter</text:span><text:span text:style-name="T1">.askPlayCardOrDiscard()</text:span></text:p>
            <text:p text:style-name="P54"/>
          </table:table-cell>
        </table:table-row>
        <table:table-row>
          <table:table-cell table:style-name="Table19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9.B2" office:value-type="string">
            <text:p text:style-name="P53"/>
          </table:table-cell>
        </table:table-row>
        <table:table-row>
          <table:table-cell table:style-name="Table19.A2" office:value-type="string">
            <text:p text:style-name="P38">Effetto voluto sul Client - Swing</text:p>
          </table:table-cell>
          <table:table-cell table:style-name="Table19.B2" office:value-type="string">
            <text:p text:style-name="P53"/>
          </table:table-cell>
        </table:table-row>
      </table:table>
      <text:p text:style-name="P2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5T20:54:39</meta:creation-date>
    <dc:date>2015-06-16T19:16:59</dc:date>
    <dc:creator>Andrea </dc:creator>
    <meta:editing-duration>PT3H20M29S</meta:editing-duration>
    <meta:editing-cycles>76</meta:editing-cycles>
    <meta:generator>LibreOffice/4.0.4.2$Linux_X86_64 LibreOffice_project/400m0$Build-2</meta:generator>
    <meta:document-statistic meta:table-count="21" meta:image-count="0" meta:object-count="0" meta:page-count="7" meta:paragraph-count="206" meta:word-count="878" meta:character-count="8106" meta:non-whitespace-character-count="7367"/>
  </office:meta>
</office:document-meta>
</file>